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9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1703" calcext:value-type="float">
            <text:p>1703</text:p>
          </table:table-cell>
          <table:table-cell table:number-columns-repeated="2"/>
          <table:table-cell table:formula="of:=AVERAGE([.C2:.C2010])" office:value-type="float" office:value="2066.0780669145" calcext:value-type="float">
            <text:p>2066,0780669145</text:p>
          </table:table-cell>
          <table:table-cell table:formula="of:=AVERAGE([.D2:.D2010])" office:value-type="float" office:value="1699.71003717472" calcext:value-type="float">
            <text:p>1699,7100371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93418" calcext:value-type="float">
            <text:p>99,9341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COM.MICROSOFT.STDEV.P([.C2:.C2010])" office:value-type="float" office:value="12.7869823144195" calcext:value-type="float">
            <text:p>12,7869823144</text:p>
          </table:table-cell>
          <table:table-cell table:formula="of:=COM.MICROSOFT.STDEV.P([.D2:.D2010])" office:value-type="float" office:value="10.5198313165177" calcext:value-type="float">
            <text:p>10,5198313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.96034" calcext:value-type="float">
            <text:p>199,96034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92786" calcext:value-type="float">
            <text:p>299,92786</text:p>
          </table:table-cell>
          <table:table-cell office:value-type="float" office:value="2080" calcext:value-type="float">
            <text:p>2080</text:p>
          </table:table-cell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.95382" calcext:value-type="float">
            <text:p>399,95382</text:p>
          </table:table-cell>
          <table:table-cell office:value-type="float" office:value="2063" calcext:value-type="float">
            <text:p>2063</text:p>
          </table:table-cell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9.94622" calcext:value-type="float">
            <text:p>499,94622</text:p>
          </table:table-cell>
          <table:table-cell office:value-type="float" office:value="2068" calcext:value-type="float">
            <text:p>2068</text:p>
          </table:table-cell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9.94574" calcext:value-type="float">
            <text:p>599,94574</text:p>
          </table:table-cell>
          <table:table-cell office:value-type="float" office:value="2081" calcext:value-type="float">
            <text:p>2081</text:p>
          </table:table-cell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9.97536" calcext:value-type="float">
            <text:p>699,97536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.9291" calcext:value-type="float">
            <text:p>799,9291</text:p>
          </table:table-cell>
          <table:table-cell office:value-type="float" office:value="2056" calcext:value-type="float">
            <text:p>2056</text:p>
          </table:table-cell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9.96946" calcext:value-type="float">
            <text:p>899,96946</text:p>
          </table:table-cell>
          <table:table-cell office:value-type="float" office:value="2084" calcext:value-type="float">
            <text:p>208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9.93216" calcext:value-type="float">
            <text:p>999,93216</text:p>
          </table:table-cell>
          <table:table-cell office:value-type="float" office:value="2051" calcext:value-type="float">
            <text:p>2051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9.95992" calcext:value-type="float">
            <text:p>1099,95992</text:p>
          </table:table-cell>
          <table:table-cell office:value-type="float" office:value="2056" calcext:value-type="float">
            <text:p>2056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9.96156" calcext:value-type="float">
            <text:p>1199,96156</text:p>
          </table:table-cell>
          <table:table-cell office:value-type="float" office:value="2061" calcext:value-type="float">
            <text:p>2061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9.99118" calcext:value-type="float">
            <text:p>1299,9911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9.9746" calcext:value-type="float">
            <text:p>1399,9746</text:p>
          </table:table-cell>
          <table:table-cell office:value-type="float" office:value="2072" calcext:value-type="float">
            <text:p>2072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99.94218" calcext:value-type="float">
            <text:p>1499,94218</text:p>
          </table:table-cell>
          <table:table-cell office:value-type="float" office:value="2098" calcext:value-type="float">
            <text:p>2098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99.95488" calcext:value-type="float">
            <text:p>1599,9548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9.93602" calcext:value-type="float">
            <text:p>1699,93602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9.98452" calcext:value-type="float">
            <text:p>1799,98452</text:p>
          </table:table-cell>
          <table:table-cell office:value-type="float" office:value="2077" calcext:value-type="float">
            <text:p>2077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99.95792" calcext:value-type="float">
            <text:p>1899,95792</text:p>
          </table:table-cell>
          <table:table-cell office:value-type="float" office:value="2050" calcext:value-type="float">
            <text:p>2050</text:p>
          </table:table-cell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9.95314" calcext:value-type="float">
            <text:p>1999,95314</text:p>
          </table:table-cell>
          <table:table-cell office:value-type="float" office:value="2048" calcext:value-type="float">
            <text:p>2048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99.95664" calcext:value-type="float">
            <text:p>2099,95664</text:p>
          </table:table-cell>
          <table:table-cell office:value-type="float" office:value="2080" calcext:value-type="float">
            <text:p>2080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9.94246" calcext:value-type="float">
            <text:p>2199,94246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99.94126" calcext:value-type="float">
            <text:p>2299,94126</text:p>
          </table:table-cell>
          <table:table-cell office:value-type="float" office:value="2078" calcext:value-type="float">
            <text:p>207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99.9627" calcext:value-type="float">
            <text:p>2399,9627</text:p>
          </table:table-cell>
          <table:table-cell office:value-type="float" office:value="2081" calcext:value-type="float">
            <text:p>2081</text:p>
          </table:table-cell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99.9377" calcext:value-type="float">
            <text:p>2499,9377</text:p>
          </table:table-cell>
          <table:table-cell office:value-type="float" office:value="2078" calcext:value-type="float">
            <text:p>2078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99.94192" calcext:value-type="float">
            <text:p>2599,94192</text:p>
          </table:table-cell>
          <table:table-cell office:value-type="float" office:value="2078" calcext:value-type="float">
            <text:p>207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99.93958" calcext:value-type="float">
            <text:p>2699,93958</text:p>
          </table:table-cell>
          <table:table-cell office:value-type="float" office:value="2055" calcext:value-type="float">
            <text:p>2055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99.94306" calcext:value-type="float">
            <text:p>2799,94306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99.93322" calcext:value-type="float">
            <text:p>2899,93322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9.95998" calcext:value-type="float">
            <text:p>2999,95998</text:p>
          </table:table-cell>
          <table:table-cell office:value-type="float" office:value="2061" calcext:value-type="float">
            <text:p>2061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00.01736" calcext:value-type="float">
            <text:p>3100,01736</text:p>
          </table:table-cell>
          <table:table-cell office:value-type="float" office:value="2068" calcext:value-type="float">
            <text:p>206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99.97368" calcext:value-type="float">
            <text:p>3199,97368</text:p>
          </table:table-cell>
          <table:table-cell office:value-type="float" office:value="2068" calcext:value-type="float">
            <text:p>206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99.95988" calcext:value-type="float">
            <text:p>3299,95988</text:p>
          </table:table-cell>
          <table:table-cell office:value-type="float" office:value="2078" calcext:value-type="float">
            <text:p>2078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99.93228" calcext:value-type="float">
            <text:p>3399,93228</text:p>
          </table:table-cell>
          <table:table-cell office:value-type="float" office:value="2072" calcext:value-type="float">
            <text:p>2072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99.93796" calcext:value-type="float">
            <text:p>3499,93796</text:p>
          </table:table-cell>
          <table:table-cell office:value-type="float" office:value="2048" calcext:value-type="float">
            <text:p>204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9.94994" calcext:value-type="float">
            <text:p>3599,94994</text:p>
          </table:table-cell>
          <table:table-cell office:value-type="float" office:value="2080" calcext:value-type="float">
            <text:p>2080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99.98748" calcext:value-type="float">
            <text:p>3699,98748</text:p>
          </table:table-cell>
          <table:table-cell office:value-type="float" office:value="2080" calcext:value-type="float">
            <text:p>2080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99.94428" calcext:value-type="float">
            <text:p>3799,94428</text:p>
          </table:table-cell>
          <table:table-cell office:value-type="float" office:value="2077" calcext:value-type="float">
            <text:p>2077</text:p>
          </table:table-cell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9.9592" calcext:value-type="float">
            <text:p>3899,9592</text:p>
          </table:table-cell>
          <table:table-cell office:value-type="float" office:value="2078" calcext:value-type="float">
            <text:p>207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9.95566" calcext:value-type="float">
            <text:p>3999,95566</text:p>
          </table:table-cell>
          <table:table-cell office:value-type="float" office:value="2080" calcext:value-type="float">
            <text:p>208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99.9544" calcext:value-type="float">
            <text:p>4099,9544</text:p>
          </table:table-cell>
          <table:table-cell office:value-type="float" office:value="2049" calcext:value-type="float">
            <text:p>2049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99.96314" calcext:value-type="float">
            <text:p>4199,96314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9.98252" calcext:value-type="float">
            <text:p>4299,98252</text:p>
          </table:table-cell>
          <table:table-cell office:value-type="float" office:value="2077" calcext:value-type="float">
            <text:p>2077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99.98084" calcext:value-type="float">
            <text:p>4399,98084</text:p>
          </table:table-cell>
          <table:table-cell office:value-type="float" office:value="2067" calcext:value-type="float">
            <text:p>2067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99.94518" calcext:value-type="float">
            <text:p>4499,94518</text:p>
          </table:table-cell>
          <table:table-cell office:value-type="float" office:value="2080" calcext:value-type="float">
            <text:p>2080</text:p>
          </table:table-cell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99.9552" calcext:value-type="float">
            <text:p>4599,9552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99.9673" calcext:value-type="float">
            <text:p>4699,9673</text:p>
          </table:table-cell>
          <table:table-cell office:value-type="float" office:value="2081" calcext:value-type="float">
            <text:p>2081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99.93938" calcext:value-type="float">
            <text:p>4799,93938</text:p>
          </table:table-cell>
          <table:table-cell office:value-type="float" office:value="2081" calcext:value-type="float">
            <text:p>2081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99.94428" calcext:value-type="float">
            <text:p>4899,94428</text:p>
          </table:table-cell>
          <table:table-cell office:value-type="float" office:value="2081" calcext:value-type="float">
            <text:p>2081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99.93398" calcext:value-type="float">
            <text:p>4999,93398</text:p>
          </table:table-cell>
          <table:table-cell office:value-type="float" office:value="2068" calcext:value-type="float">
            <text:p>2068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99.9623" calcext:value-type="float">
            <text:p>5099,9623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99.95654" calcext:value-type="float">
            <text:p>5199,95654</text:p>
          </table:table-cell>
          <table:table-cell office:value-type="float" office:value="2080" calcext:value-type="float">
            <text:p>2080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00.00098" calcext:value-type="float">
            <text:p>5300,00098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99.97082" calcext:value-type="float">
            <text:p>5399,97082</text:p>
          </table:table-cell>
          <table:table-cell office:value-type="float" office:value="2064" calcext:value-type="float">
            <text:p>2064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99.93766" calcext:value-type="float">
            <text:p>5499,93766</text:p>
          </table:table-cell>
          <table:table-cell office:value-type="float" office:value="2080" calcext:value-type="float">
            <text:p>2080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99.95202" calcext:value-type="float">
            <text:p>5599,95202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99.97902" calcext:value-type="float">
            <text:p>5699,97902</text:p>
          </table:table-cell>
          <table:table-cell office:value-type="float" office:value="2080" calcext:value-type="float">
            <text:p>208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9.93714" calcext:value-type="float">
            <text:p>5799,93714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99.94436" calcext:value-type="float">
            <text:p>5899,94436</text:p>
          </table:table-cell>
          <table:table-cell office:value-type="float" office:value="2063" calcext:value-type="float">
            <text:p>2063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99.9871" calcext:value-type="float">
            <text:p>5999,9871</text:p>
          </table:table-cell>
          <table:table-cell office:value-type="float" office:value="2077" calcext:value-type="float">
            <text:p>2077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99.96788" calcext:value-type="float">
            <text:p>6099,9678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99.95188" calcext:value-type="float">
            <text:p>6199,95188</text:p>
          </table:table-cell>
          <table:table-cell office:value-type="float" office:value="2078" calcext:value-type="float">
            <text:p>2078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99.9381" calcext:value-type="float">
            <text:p>6299,9381</text:p>
          </table:table-cell>
          <table:table-cell office:value-type="float" office:value="2064" calcext:value-type="float">
            <text:p>2064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99.94676" calcext:value-type="float">
            <text:p>6399,94676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99.99112" calcext:value-type="float">
            <text:p>6499,99112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99.93812" calcext:value-type="float">
            <text:p>6599,93812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99.94402" calcext:value-type="float">
            <text:p>6699,94402</text:p>
          </table:table-cell>
          <table:table-cell office:value-type="float" office:value="2048" calcext:value-type="float">
            <text:p>2048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99.93812" calcext:value-type="float">
            <text:p>6799,93812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99.95016" calcext:value-type="float">
            <text:p>6899,95016</text:p>
          </table:table-cell>
          <table:table-cell office:value-type="float" office:value="2047" calcext:value-type="float">
            <text:p>2047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99.94102" calcext:value-type="float">
            <text:p>6999,94102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99.93436" calcext:value-type="float">
            <text:p>7099,93436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99.9437" calcext:value-type="float">
            <text:p>7199,9437</text:p>
          </table:table-cell>
          <table:table-cell office:value-type="float" office:value="2078" calcext:value-type="float">
            <text:p>207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99.96412" calcext:value-type="float">
            <text:p>7299,96412</text:p>
          </table:table-cell>
          <table:table-cell office:value-type="float" office:value="2073" calcext:value-type="float">
            <text:p>2073</text:p>
          </table:table-cell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99.94422" calcext:value-type="float">
            <text:p>7399,94422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99.96668" calcext:value-type="float">
            <text:p>7499,96668</text:p>
          </table:table-cell>
          <table:table-cell office:value-type="float" office:value="2047" calcext:value-type="float">
            <text:p>2047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99.93454" calcext:value-type="float">
            <text:p>7599,93454</text:p>
          </table:table-cell>
          <table:table-cell office:value-type="float" office:value="2063" calcext:value-type="float">
            <text:p>2063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99.95308" calcext:value-type="float">
            <text:p>7699,95308</text:p>
          </table:table-cell>
          <table:table-cell office:value-type="float" office:value="2079" calcext:value-type="float">
            <text:p>2079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99.9408" calcext:value-type="float">
            <text:p>7799,9408</text:p>
          </table:table-cell>
          <table:table-cell office:value-type="float" office:value="2048" calcext:value-type="float">
            <text:p>204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99.94954" calcext:value-type="float">
            <text:p>7899,94954</text:p>
          </table:table-cell>
          <table:table-cell office:value-type="float" office:value="2064" calcext:value-type="float">
            <text:p>2064</text:p>
          </table:table-cell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99.9541" calcext:value-type="float">
            <text:p>7999,9541</text:p>
          </table:table-cell>
          <table:table-cell office:value-type="float" office:value="2055" calcext:value-type="float">
            <text:p>2055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99.93662" calcext:value-type="float">
            <text:p>8099,93662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99.9663" calcext:value-type="float">
            <text:p>8199,9663</text:p>
          </table:table-cell>
          <table:table-cell office:value-type="float" office:value="2077" calcext:value-type="float">
            <text:p>2077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99.94316" calcext:value-type="float">
            <text:p>8299,94316</text:p>
          </table:table-cell>
          <table:table-cell office:value-type="float" office:value="2061" calcext:value-type="float">
            <text:p>2061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99.9482" calcext:value-type="float">
            <text:p>8399,9482</text:p>
          </table:table-cell>
          <table:table-cell office:value-type="float" office:value="2078" calcext:value-type="float">
            <text:p>207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99.9326" calcext:value-type="float">
            <text:p>8499,9326</text:p>
          </table:table-cell>
          <table:table-cell office:value-type="float" office:value="2063" calcext:value-type="float">
            <text:p>2063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99.986" calcext:value-type="float">
            <text:p>8599,986</text:p>
          </table:table-cell>
          <table:table-cell office:value-type="float" office:value="2048" calcext:value-type="float">
            <text:p>204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99.9341" calcext:value-type="float">
            <text:p>8699,9341</text:p>
          </table:table-cell>
          <table:table-cell office:value-type="float" office:value="2078" calcext:value-type="float">
            <text:p>207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99.93236" calcext:value-type="float">
            <text:p>8799,93236</text:p>
          </table:table-cell>
          <table:table-cell office:value-type="float" office:value="2047" calcext:value-type="float">
            <text:p>2047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99.95042" calcext:value-type="float">
            <text:p>8899,95042</text:p>
          </table:table-cell>
          <table:table-cell office:value-type="float" office:value="2078" calcext:value-type="float">
            <text:p>2078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99.94292" calcext:value-type="float">
            <text:p>8999,94292</text:p>
          </table:table-cell>
          <table:table-cell office:value-type="float" office:value="2048" calcext:value-type="float">
            <text:p>2048</text:p>
          </table:table-cell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99.94548" calcext:value-type="float">
            <text:p>9099,94548</text:p>
          </table:table-cell>
          <table:table-cell office:value-type="float" office:value="2060" calcext:value-type="float">
            <text:p>2060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99.93928" calcext:value-type="float">
            <text:p>9199,93928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99.95674" calcext:value-type="float">
            <text:p>9299,95674</text:p>
          </table:table-cell>
          <table:table-cell office:value-type="float" office:value="2049" calcext:value-type="float">
            <text:p>2049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99.93926" calcext:value-type="float">
            <text:p>9399,93926</text:p>
          </table:table-cell>
          <table:table-cell office:value-type="float" office:value="2068" calcext:value-type="float">
            <text:p>2068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99.94146" calcext:value-type="float">
            <text:p>9499,94146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99.9664" calcext:value-type="float">
            <text:p>9599,9664</text:p>
          </table:table-cell>
          <table:table-cell office:value-type="float" office:value="2047" calcext:value-type="float">
            <text:p>2047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99.94044" calcext:value-type="float">
            <text:p>9699,94044</text:p>
          </table:table-cell>
          <table:table-cell office:value-type="float" office:value="2051" calcext:value-type="float">
            <text:p>205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99.94332" calcext:value-type="float">
            <text:p>9799,94332</text:p>
          </table:table-cell>
          <table:table-cell office:value-type="float" office:value="2068" calcext:value-type="float">
            <text:p>206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99.9403" calcext:value-type="float">
            <text:p>9899,9403</text:p>
          </table:table-cell>
          <table:table-cell office:value-type="float" office:value="2060" calcext:value-type="float">
            <text:p>206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99.92728" calcext:value-type="float">
            <text:p>9999,92728</text:p>
          </table:table-cell>
          <table:table-cell office:value-type="float" office:value="2060" calcext:value-type="float">
            <text:p>2060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99.963" calcext:value-type="float">
            <text:p>10099,963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99.9699" calcext:value-type="float">
            <text:p>10199,9699</text:p>
          </table:table-cell>
          <table:table-cell office:value-type="float" office:value="2048" calcext:value-type="float">
            <text:p>2048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99.96406" calcext:value-type="float">
            <text:p>10299,96406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99.93736" calcext:value-type="float">
            <text:p>10399,93736</text:p>
          </table:table-cell>
          <table:table-cell office:value-type="float" office:value="2078" calcext:value-type="float">
            <text:p>207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99.9788" calcext:value-type="float">
            <text:p>10499,9788</text:p>
          </table:table-cell>
          <table:table-cell office:value-type="float" office:value="2077" calcext:value-type="float">
            <text:p>2077</text:p>
          </table:table-cell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99.93382" calcext:value-type="float">
            <text:p>10599,93382</text:p>
          </table:table-cell>
          <table:table-cell office:value-type="float" office:value="2063" calcext:value-type="float">
            <text:p>2063</text:p>
          </table:table-cell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99.93526" calcext:value-type="float">
            <text:p>10699,93526</text:p>
          </table:table-cell>
          <table:table-cell office:value-type="float" office:value="2068" calcext:value-type="float">
            <text:p>206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99.93574" calcext:value-type="float">
            <text:p>10799,93574</text:p>
          </table:table-cell>
          <table:table-cell office:value-type="float" office:value="2050" calcext:value-type="float">
            <text:p>2050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99.94154" calcext:value-type="float">
            <text:p>10899,94154</text:p>
          </table:table-cell>
          <table:table-cell office:value-type="float" office:value="2080" calcext:value-type="float">
            <text:p>2080</text:p>
          </table:table-cell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99.94564" calcext:value-type="float">
            <text:p>10999,94564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99.93616" calcext:value-type="float">
            <text:p>11099,93616</text:p>
          </table:table-cell>
          <table:table-cell office:value-type="float" office:value="2060" calcext:value-type="float">
            <text:p>206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99.94286" calcext:value-type="float">
            <text:p>11199,94286</text:p>
          </table:table-cell>
          <table:table-cell office:value-type="float" office:value="2080" calcext:value-type="float">
            <text:p>208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99.9331" calcext:value-type="float">
            <text:p>11299,9331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99.9637" calcext:value-type="float">
            <text:p>11399,9637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499.95282" calcext:value-type="float">
            <text:p>11499,95282</text:p>
          </table:table-cell>
          <table:table-cell office:value-type="float" office:value="2072" calcext:value-type="float">
            <text:p>2072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99.97876" calcext:value-type="float">
            <text:p>11599,97876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99.9416" calcext:value-type="float">
            <text:p>11699,9416</text:p>
          </table:table-cell>
          <table:table-cell office:value-type="float" office:value="2051" calcext:value-type="float">
            <text:p>2051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00.00148" calcext:value-type="float">
            <text:p>11800,00148</text:p>
          </table:table-cell>
          <table:table-cell office:value-type="float" office:value="2080" calcext:value-type="float">
            <text:p>208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99.98076" calcext:value-type="float">
            <text:p>11899,98076</text:p>
          </table:table-cell>
          <table:table-cell office:value-type="float" office:value="2062" calcext:value-type="float">
            <text:p>2062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999.93648" calcext:value-type="float">
            <text:p>11999,93648</text:p>
          </table:table-cell>
          <table:table-cell office:value-type="float" office:value="2063" calcext:value-type="float">
            <text:p>2063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099.9385" calcext:value-type="float">
            <text:p>12099,9385</text:p>
          </table:table-cell>
          <table:table-cell office:value-type="float" office:value="2077" calcext:value-type="float">
            <text:p>2077</text:p>
          </table:table-cell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00.00276" calcext:value-type="float">
            <text:p>12200,00276</text:p>
          </table:table-cell>
          <table:table-cell office:value-type="float" office:value="2079" calcext:value-type="float">
            <text:p>2079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99.94332" calcext:value-type="float">
            <text:p>12299,94332</text:p>
          </table:table-cell>
          <table:table-cell office:value-type="float" office:value="2047" calcext:value-type="float">
            <text:p>2047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399.96568" calcext:value-type="float">
            <text:p>12399,96568</text:p>
          </table:table-cell>
          <table:table-cell office:value-type="float" office:value="2064" calcext:value-type="float">
            <text:p>2064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499.94678" calcext:value-type="float">
            <text:p>12499,94678</text:p>
          </table:table-cell>
          <table:table-cell office:value-type="float" office:value="2077" calcext:value-type="float">
            <text:p>2077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99.94322" calcext:value-type="float">
            <text:p>12599,94322</text:p>
          </table:table-cell>
          <table:table-cell office:value-type="float" office:value="2068" calcext:value-type="float">
            <text:p>206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99.94988" calcext:value-type="float">
            <text:p>12699,94988</text:p>
          </table:table-cell>
          <table:table-cell office:value-type="float" office:value="2063" calcext:value-type="float">
            <text:p>2063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99.95" calcext:value-type="float">
            <text:p>12799,95</text:p>
          </table:table-cell>
          <table:table-cell office:value-type="float" office:value="2080" calcext:value-type="float">
            <text:p>208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99.94394" calcext:value-type="float">
            <text:p>12899,94394</text:p>
          </table:table-cell>
          <table:table-cell office:value-type="float" office:value="2047" calcext:value-type="float">
            <text:p>2047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99.9553" calcext:value-type="float">
            <text:p>12999,9553</text:p>
          </table:table-cell>
          <table:table-cell office:value-type="float" office:value="2078" calcext:value-type="float">
            <text:p>2078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99.93802" calcext:value-type="float">
            <text:p>13099,93802</text:p>
          </table:table-cell>
          <table:table-cell office:value-type="float" office:value="2076" calcext:value-type="float">
            <text:p>2076</text:p>
          </table:table-cell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199.94456" calcext:value-type="float">
            <text:p>13199,94456</text:p>
          </table:table-cell>
          <table:table-cell office:value-type="float" office:value="2077" calcext:value-type="float">
            <text:p>2077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299.94812" calcext:value-type="float">
            <text:p>13299,94812</text:p>
          </table:table-cell>
          <table:table-cell office:value-type="float" office:value="2081" calcext:value-type="float">
            <text:p>2081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99.94004" calcext:value-type="float">
            <text:p>13399,94004</text:p>
          </table:table-cell>
          <table:table-cell office:value-type="float" office:value="2063" calcext:value-type="float">
            <text:p>2063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499.93842" calcext:value-type="float">
            <text:p>13499,93842</text:p>
          </table:table-cell>
          <table:table-cell office:value-type="float" office:value="2054" calcext:value-type="float">
            <text:p>205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99.93972" calcext:value-type="float">
            <text:p>13599,93972</text:p>
          </table:table-cell>
          <table:table-cell office:value-type="float" office:value="2064" calcext:value-type="float">
            <text:p>2064</text:p>
          </table:table-cell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699.95584" calcext:value-type="float">
            <text:p>13699,95584</text:p>
          </table:table-cell>
          <table:table-cell office:value-type="float" office:value="2077" calcext:value-type="float">
            <text:p>2077</text:p>
          </table:table-cell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99.96526" calcext:value-type="float">
            <text:p>13799,96526</text:p>
          </table:table-cell>
          <table:table-cell office:value-type="float" office:value="2067" calcext:value-type="float">
            <text:p>206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899.97342" calcext:value-type="float">
            <text:p>13899,97342</text:p>
          </table:table-cell>
          <table:table-cell office:value-type="float" office:value="2081" calcext:value-type="float">
            <text:p>2081</text:p>
          </table:table-cell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999.94238" calcext:value-type="float">
            <text:p>13999,94238</text:p>
          </table:table-cell>
          <table:table-cell office:value-type="float" office:value="2060" calcext:value-type="float">
            <text:p>206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99.9365" calcext:value-type="float">
            <text:p>14099,9365</text:p>
          </table:table-cell>
          <table:table-cell office:value-type="float" office:value="2048" calcext:value-type="float">
            <text:p>204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99.95526" calcext:value-type="float">
            <text:p>14199,95526</text:p>
          </table:table-cell>
          <table:table-cell office:value-type="float" office:value="2047" calcext:value-type="float">
            <text:p>2047</text:p>
          </table:table-cell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99.97092" calcext:value-type="float">
            <text:p>14299,97092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99.93924" calcext:value-type="float">
            <text:p>14399,93924</text:p>
          </table:table-cell>
          <table:table-cell office:value-type="float" office:value="2051" calcext:value-type="float">
            <text:p>2051</text:p>
          </table:table-cell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99.94302" calcext:value-type="float">
            <text:p>14499,94302</text:p>
          </table:table-cell>
          <table:table-cell office:value-type="float" office:value="2064" calcext:value-type="float">
            <text:p>2064</text:p>
          </table:table-cell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99.94658" calcext:value-type="float">
            <text:p>14599,94658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99.9492" calcext:value-type="float">
            <text:p>14699,9492</text:p>
          </table:table-cell>
          <table:table-cell office:value-type="float" office:value="2047" calcext:value-type="float">
            <text:p>2047</text:p>
          </table:table-cell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99.94432" calcext:value-type="float">
            <text:p>14799,94432</text:p>
          </table:table-cell>
          <table:table-cell office:value-type="float" office:value="2080" calcext:value-type="float">
            <text:p>2080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99.947" calcext:value-type="float">
            <text:p>14899,947</text:p>
          </table:table-cell>
          <table:table-cell office:value-type="float" office:value="2065" calcext:value-type="float">
            <text:p>2065</text:p>
          </table:table-cell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99.96784" calcext:value-type="float">
            <text:p>14999,96784</text:p>
          </table:table-cell>
          <table:table-cell office:value-type="float" office:value="2051" calcext:value-type="float">
            <text:p>2051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99.94574" calcext:value-type="float">
            <text:p>15099,94574</text:p>
          </table:table-cell>
          <table:table-cell office:value-type="float" office:value="2072" calcext:value-type="float">
            <text:p>2072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199.93624" calcext:value-type="float">
            <text:p>15199,93624</text:p>
          </table:table-cell>
          <table:table-cell office:value-type="float" office:value="2060" calcext:value-type="float">
            <text:p>2060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299.94732" calcext:value-type="float">
            <text:p>15299,94732</text:p>
          </table:table-cell>
          <table:table-cell office:value-type="float" office:value="2066" calcext:value-type="float">
            <text:p>2066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399.94896" calcext:value-type="float">
            <text:p>15399,94896</text:p>
          </table:table-cell>
          <table:table-cell office:value-type="float" office:value="2074" calcext:value-type="float">
            <text:p>2074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499.93354" calcext:value-type="float">
            <text:p>15499,93354</text:p>
          </table:table-cell>
          <table:table-cell office:value-type="float" office:value="2072" calcext:value-type="float">
            <text:p>2072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99.93736" calcext:value-type="float">
            <text:p>15599,93736</text:p>
          </table:table-cell>
          <table:table-cell office:value-type="float" office:value="2060" calcext:value-type="float">
            <text:p>206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99.93974" calcext:value-type="float">
            <text:p>15699,93974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799.9427" calcext:value-type="float">
            <text:p>15799,9427</text:p>
          </table:table-cell>
          <table:table-cell office:value-type="float" office:value="2077" calcext:value-type="float">
            <text:p>2077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99.94858" calcext:value-type="float">
            <text:p>15899,9485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999.94496" calcext:value-type="float">
            <text:p>15999,94496</text:p>
          </table:table-cell>
          <table:table-cell office:value-type="float" office:value="2073" calcext:value-type="float">
            <text:p>2073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099.97108" calcext:value-type="float">
            <text:p>16099,97108</text:p>
          </table:table-cell>
          <table:table-cell office:value-type="float" office:value="2074" calcext:value-type="float">
            <text:p>207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199.95782" calcext:value-type="float">
            <text:p>16199,95782</text:p>
          </table:table-cell>
          <table:table-cell office:value-type="float" office:value="2068" calcext:value-type="float">
            <text:p>2068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299.99684" calcext:value-type="float">
            <text:p>16299,99684</text:p>
          </table:table-cell>
          <table:table-cell office:value-type="float" office:value="2080" calcext:value-type="float">
            <text:p>2080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99.95496" calcext:value-type="float">
            <text:p>16399,95496</text:p>
          </table:table-cell>
          <table:table-cell office:value-type="float" office:value="2078" calcext:value-type="float">
            <text:p>207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499.93232" calcext:value-type="float">
            <text:p>16499,93232</text:p>
          </table:table-cell>
          <table:table-cell office:value-type="float" office:value="2065" calcext:value-type="float">
            <text:p>2065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599.95224" calcext:value-type="float">
            <text:p>16599,95224</text:p>
          </table:table-cell>
          <table:table-cell office:value-type="float" office:value="2066" calcext:value-type="float">
            <text:p>2066</text:p>
          </table:table-cell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99.94032" calcext:value-type="float">
            <text:p>16699,94032</text:p>
          </table:table-cell>
          <table:table-cell office:value-type="float" office:value="2078" calcext:value-type="float">
            <text:p>2078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799.94472" calcext:value-type="float">
            <text:p>16799,94472</text:p>
          </table:table-cell>
          <table:table-cell office:value-type="float" office:value="2054" calcext:value-type="float">
            <text:p>205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899.95972" calcext:value-type="float">
            <text:p>16899,95972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999.9313" calcext:value-type="float">
            <text:p>16999,9313</text:p>
          </table:table-cell>
          <table:table-cell office:value-type="float" office:value="2051" calcext:value-type="float">
            <text:p>205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099.96978" calcext:value-type="float">
            <text:p>17099,96978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199.93308" calcext:value-type="float">
            <text:p>17199,93308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99.94066" calcext:value-type="float">
            <text:p>17299,94066</text:p>
          </table:table-cell>
          <table:table-cell office:value-type="float" office:value="2067" calcext:value-type="float">
            <text:p>2067</text:p>
          </table:table-cell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399.9358" calcext:value-type="float">
            <text:p>17399,9358</text:p>
          </table:table-cell>
          <table:table-cell office:value-type="float" office:value="2047" calcext:value-type="float">
            <text:p>2047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499.96398" calcext:value-type="float">
            <text:p>17499,96398</text:p>
          </table:table-cell>
          <table:table-cell office:value-type="float" office:value="2072" calcext:value-type="float">
            <text:p>2072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599.93598" calcext:value-type="float">
            <text:p>17599,93598</text:p>
          </table:table-cell>
          <table:table-cell office:value-type="float" office:value="2047" calcext:value-type="float">
            <text:p>2047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699.93616" calcext:value-type="float">
            <text:p>17699,93616</text:p>
          </table:table-cell>
          <table:table-cell office:value-type="float" office:value="2065" calcext:value-type="float">
            <text:p>2065</text:p>
          </table:table-cell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99.94042" calcext:value-type="float">
            <text:p>17799,94042</text:p>
          </table:table-cell>
          <table:table-cell office:value-type="float" office:value="2062" calcext:value-type="float">
            <text:p>2062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899.99458" calcext:value-type="float">
            <text:p>17899,99458</text:p>
          </table:table-cell>
          <table:table-cell office:value-type="float" office:value="2060" calcext:value-type="float">
            <text:p>206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999.95726" calcext:value-type="float">
            <text:p>17999,95726</text:p>
          </table:table-cell>
          <table:table-cell office:value-type="float" office:value="2078" calcext:value-type="float">
            <text:p>2078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099.95002" calcext:value-type="float">
            <text:p>18099,95002</text:p>
          </table:table-cell>
          <table:table-cell office:value-type="float" office:value="2080" calcext:value-type="float">
            <text:p>2080</text:p>
          </table:table-cell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199.94034" calcext:value-type="float">
            <text:p>18199,94034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299.94362" calcext:value-type="float">
            <text:p>18299,94362</text:p>
          </table:table-cell>
          <table:table-cell office:value-type="float" office:value="2065" calcext:value-type="float">
            <text:p>2065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399.95444" calcext:value-type="float">
            <text:p>18399,95444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499.953" calcext:value-type="float">
            <text:p>18499,953</text:p>
          </table:table-cell>
          <table:table-cell office:value-type="float" office:value="2049" calcext:value-type="float">
            <text:p>2049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599.94732" calcext:value-type="float">
            <text:p>18599,94732</text:p>
          </table:table-cell>
          <table:table-cell office:value-type="float" office:value="2049" calcext:value-type="float">
            <text:p>2049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699.95484" calcext:value-type="float">
            <text:p>18699,95484</text:p>
          </table:table-cell>
          <table:table-cell office:value-type="float" office:value="2047" calcext:value-type="float">
            <text:p>2047</text:p>
          </table:table-cell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99.93546" calcext:value-type="float">
            <text:p>18799,93546</text:p>
          </table:table-cell>
          <table:table-cell office:value-type="float" office:value="2061" calcext:value-type="float">
            <text:p>206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899.93656" calcext:value-type="float">
            <text:p>18899,93656</text:p>
          </table:table-cell>
          <table:table-cell office:value-type="float" office:value="2068" calcext:value-type="float">
            <text:p>2068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999.94286" calcext:value-type="float">
            <text:p>18999,94286</text:p>
          </table:table-cell>
          <table:table-cell office:value-type="float" office:value="2080" calcext:value-type="float">
            <text:p>2080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099.94066" calcext:value-type="float">
            <text:p>19099,94066</text:p>
          </table:table-cell>
          <table:table-cell office:value-type="float" office:value="2064" calcext:value-type="float">
            <text:p>2064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199.95578" calcext:value-type="float">
            <text:p>19199,95578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299.98232" calcext:value-type="float">
            <text:p>19299,98232</text:p>
          </table:table-cell>
          <table:table-cell office:value-type="float" office:value="2063" calcext:value-type="float">
            <text:p>2063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399.9377" calcext:value-type="float">
            <text:p>19399,9377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500.02972" calcext:value-type="float">
            <text:p>19500,02972</text:p>
          </table:table-cell>
          <table:table-cell office:value-type="float" office:value="2047" calcext:value-type="float">
            <text:p>2047</text:p>
          </table:table-cell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99.94152" calcext:value-type="float">
            <text:p>19599,94152</text:p>
          </table:table-cell>
          <table:table-cell office:value-type="float" office:value="2064" calcext:value-type="float">
            <text:p>2064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699.9345" calcext:value-type="float">
            <text:p>19699,9345</text:p>
          </table:table-cell>
          <table:table-cell office:value-type="float" office:value="2064" calcext:value-type="float">
            <text:p>2064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99.97058" calcext:value-type="float">
            <text:p>19799,9705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899.95404" calcext:value-type="float">
            <text:p>19899,95404</text:p>
          </table:table-cell>
          <table:table-cell office:value-type="float" office:value="2068" calcext:value-type="float">
            <text:p>206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999.92954" calcext:value-type="float">
            <text:p>19999,92954</text:p>
          </table:table-cell>
          <table:table-cell office:value-type="float" office:value="2065" calcext:value-type="float">
            <text:p>2065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099.93298" calcext:value-type="float">
            <text:p>20099,93298</text:p>
          </table:table-cell>
          <table:table-cell office:value-type="float" office:value="2055" calcext:value-type="float">
            <text:p>2055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99.9677" calcext:value-type="float">
            <text:p>20199,9677</text:p>
          </table:table-cell>
          <table:table-cell office:value-type="float" office:value="2051" calcext:value-type="float">
            <text:p>2051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99.942" calcext:value-type="float">
            <text:p>20299,942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399.96788" calcext:value-type="float">
            <text:p>20399,96788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499.94592" calcext:value-type="float">
            <text:p>20499,94592</text:p>
          </table:table-cell>
          <table:table-cell office:value-type="float" office:value="2061" calcext:value-type="float">
            <text:p>206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599.93778" calcext:value-type="float">
            <text:p>20599,93778</text:p>
          </table:table-cell>
          <table:table-cell office:value-type="float" office:value="2076" calcext:value-type="float">
            <text:p>2076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699.94182" calcext:value-type="float">
            <text:p>20699,94182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799.9441" calcext:value-type="float">
            <text:p>20799,9441</text:p>
          </table:table-cell>
          <table:table-cell office:value-type="float" office:value="2055" calcext:value-type="float">
            <text:p>2055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899.93922" calcext:value-type="float">
            <text:p>20899,93922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999.94144" calcext:value-type="float">
            <text:p>20999,94144</text:p>
          </table:table-cell>
          <table:table-cell office:value-type="float" office:value="2048" calcext:value-type="float">
            <text:p>2048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099.94632" calcext:value-type="float">
            <text:p>21099,94632</text:p>
          </table:table-cell>
          <table:table-cell office:value-type="float" office:value="2072" calcext:value-type="float">
            <text:p>2072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199.93616" calcext:value-type="float">
            <text:p>21199,93616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299.94092" calcext:value-type="float">
            <text:p>21299,94092</text:p>
          </table:table-cell>
          <table:table-cell office:value-type="float" office:value="2050" calcext:value-type="float">
            <text:p>205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399.94992" calcext:value-type="float">
            <text:p>21399,94992</text:p>
          </table:table-cell>
          <table:table-cell office:value-type="float" office:value="2064" calcext:value-type="float">
            <text:p>2064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499.94168" calcext:value-type="float">
            <text:p>21499,94168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600.02972" calcext:value-type="float">
            <text:p>21600,02972</text:p>
          </table:table-cell>
          <table:table-cell office:value-type="float" office:value="2064" calcext:value-type="float">
            <text:p>2064</text:p>
          </table:table-cell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699.95976" calcext:value-type="float">
            <text:p>21699,95976</text:p>
          </table:table-cell>
          <table:table-cell office:value-type="float" office:value="2072" calcext:value-type="float">
            <text:p>2072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799.94292" calcext:value-type="float">
            <text:p>21799,94292</text:p>
          </table:table-cell>
          <table:table-cell office:value-type="float" office:value="2061" calcext:value-type="float">
            <text:p>206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899.9384" calcext:value-type="float">
            <text:p>21899,9384</text:p>
          </table:table-cell>
          <table:table-cell office:value-type="float" office:value="2078" calcext:value-type="float">
            <text:p>2078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999.94984" calcext:value-type="float">
            <text:p>21999,94984</text:p>
          </table:table-cell>
          <table:table-cell office:value-type="float" office:value="2047" calcext:value-type="float">
            <text:p>2047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099.94882" calcext:value-type="float">
            <text:p>22099,94882</text:p>
          </table:table-cell>
          <table:table-cell office:value-type="float" office:value="2062" calcext:value-type="float">
            <text:p>2062</text:p>
          </table:table-cell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199.94674" calcext:value-type="float">
            <text:p>22199,94674</text:p>
          </table:table-cell>
          <table:table-cell office:value-type="float" office:value="2047" calcext:value-type="float">
            <text:p>204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299.98916" calcext:value-type="float">
            <text:p>22299,98916</text:p>
          </table:table-cell>
          <table:table-cell office:value-type="float" office:value="2051" calcext:value-type="float">
            <text:p>2051</text:p>
          </table:table-cell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399.98604" calcext:value-type="float">
            <text:p>22399,98604</text:p>
          </table:table-cell>
          <table:table-cell office:value-type="float" office:value="2077" calcext:value-type="float">
            <text:p>2077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499.96348" calcext:value-type="float">
            <text:p>22499,96348</text:p>
          </table:table-cell>
          <table:table-cell office:value-type="float" office:value="2060" calcext:value-type="float">
            <text:p>206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99.9429" calcext:value-type="float">
            <text:p>22599,9429</text:p>
          </table:table-cell>
          <table:table-cell office:value-type="float" office:value="2030" calcext:value-type="float">
            <text:p>203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699.97486" calcext:value-type="float">
            <text:p>22699,97486</text:p>
          </table:table-cell>
          <table:table-cell office:value-type="float" office:value="2068" calcext:value-type="float">
            <text:p>206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99.94118" calcext:value-type="float">
            <text:p>22799,94118</text:p>
          </table:table-cell>
          <table:table-cell office:value-type="float" office:value="2048" calcext:value-type="float">
            <text:p>204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99.95218" calcext:value-type="float">
            <text:p>22899,95218</text:p>
          </table:table-cell>
          <table:table-cell office:value-type="float" office:value="2048" calcext:value-type="float">
            <text:p>2048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999.95712" calcext:value-type="float">
            <text:p>22999,95712</text:p>
          </table:table-cell>
          <table:table-cell office:value-type="float" office:value="2050" calcext:value-type="float">
            <text:p>2050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99.94544" calcext:value-type="float">
            <text:p>23099,94544</text:p>
          </table:table-cell>
          <table:table-cell office:value-type="float" office:value="2061" calcext:value-type="float">
            <text:p>206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199.9611" calcext:value-type="float">
            <text:p>23199,9611</text:p>
          </table:table-cell>
          <table:table-cell office:value-type="float" office:value="2061" calcext:value-type="float">
            <text:p>2061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99.9511" calcext:value-type="float">
            <text:p>23299,9511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399.93994" calcext:value-type="float">
            <text:p>23399,93994</text:p>
          </table:table-cell>
          <table:table-cell office:value-type="float" office:value="2079" calcext:value-type="float">
            <text:p>2079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499.93324" calcext:value-type="float">
            <text:p>23499,93324</text:p>
          </table:table-cell>
          <table:table-cell office:value-type="float" office:value="2081" calcext:value-type="float">
            <text:p>2081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599.96298" calcext:value-type="float">
            <text:p>23599,96298</text:p>
          </table:table-cell>
          <table:table-cell office:value-type="float" office:value="2080" calcext:value-type="float">
            <text:p>2080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699.94318" calcext:value-type="float">
            <text:p>23699,9431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99.95614" calcext:value-type="float">
            <text:p>23799,95614</text:p>
          </table:table-cell>
          <table:table-cell office:value-type="float" office:value="2068" calcext:value-type="float">
            <text:p>2068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99.94304" calcext:value-type="float">
            <text:p>23899,94304</text:p>
          </table:table-cell>
          <table:table-cell office:value-type="float" office:value="2081" calcext:value-type="float">
            <text:p>2081</text:p>
          </table:table-cell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000.00706" calcext:value-type="float">
            <text:p>24000,00706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099.94312" calcext:value-type="float">
            <text:p>24099,94312</text:p>
          </table:table-cell>
          <table:table-cell office:value-type="float" office:value="2079" calcext:value-type="float">
            <text:p>2079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199.94052" calcext:value-type="float">
            <text:p>24199,94052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299.94392" calcext:value-type="float">
            <text:p>24299,94392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399.95738" calcext:value-type="float">
            <text:p>24399,95738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499.9417" calcext:value-type="float">
            <text:p>24499,9417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99.97204" calcext:value-type="float">
            <text:p>24599,97204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699.94098" calcext:value-type="float">
            <text:p>24699,94098</text:p>
          </table:table-cell>
          <table:table-cell office:value-type="float" office:value="2081" calcext:value-type="float">
            <text:p>2081</text:p>
          </table:table-cell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99.94764" calcext:value-type="float">
            <text:p>24799,94764</text:p>
          </table:table-cell>
          <table:table-cell office:value-type="float" office:value="2081" calcext:value-type="float">
            <text:p>2081</text:p>
          </table:table-cell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899.93612" calcext:value-type="float">
            <text:p>24899,93612</text:p>
          </table:table-cell>
          <table:table-cell office:value-type="float" office:value="2073" calcext:value-type="float">
            <text:p>2073</text:p>
          </table:table-cell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99.94692" calcext:value-type="float">
            <text:p>24999,94692</text:p>
          </table:table-cell>
          <table:table-cell office:value-type="float" office:value="2081" calcext:value-type="float">
            <text:p>2081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99.95228" calcext:value-type="float">
            <text:p>25099,95228</text:p>
          </table:table-cell>
          <table:table-cell office:value-type="float" office:value="2081" calcext:value-type="float">
            <text:p>2081</text:p>
          </table:table-cell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200.04058" calcext:value-type="float">
            <text:p>25200,04058</text:p>
          </table:table-cell>
          <table:table-cell office:value-type="float" office:value="2080" calcext:value-type="float">
            <text:p>2080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99.95556" calcext:value-type="float">
            <text:p>25299,95556</text:p>
          </table:table-cell>
          <table:table-cell office:value-type="float" office:value="2081" calcext:value-type="float">
            <text:p>2081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399.939" calcext:value-type="float">
            <text:p>25399,939</text:p>
          </table:table-cell>
          <table:table-cell office:value-type="float" office:value="2062" calcext:value-type="float">
            <text:p>2062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499.9377" calcext:value-type="float">
            <text:p>25499,9377</text:p>
          </table:table-cell>
          <table:table-cell office:value-type="float" office:value="2051" calcext:value-type="float">
            <text:p>2051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599.93022" calcext:value-type="float">
            <text:p>25599,93022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99.96342" calcext:value-type="float">
            <text:p>25699,96342</text:p>
          </table:table-cell>
          <table:table-cell office:value-type="float" office:value="2081" calcext:value-type="float">
            <text:p>2081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799.96618" calcext:value-type="float">
            <text:p>25799,96618</text:p>
          </table:table-cell>
          <table:table-cell office:value-type="float" office:value="2081" calcext:value-type="float">
            <text:p>2081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899.95064" calcext:value-type="float">
            <text:p>25899,95064</text:p>
          </table:table-cell>
          <table:table-cell office:value-type="float" office:value="2077" calcext:value-type="float">
            <text:p>2077</text:p>
          </table:table-cell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999.96622" calcext:value-type="float">
            <text:p>25999,96622</text:p>
          </table:table-cell>
          <table:table-cell office:value-type="float" office:value="2081" calcext:value-type="float">
            <text:p>2081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099.94096" calcext:value-type="float">
            <text:p>26099,94096</text:p>
          </table:table-cell>
          <table:table-cell office:value-type="float" office:value="2079" calcext:value-type="float">
            <text:p>2079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99.9417" calcext:value-type="float">
            <text:p>26199,9417</text:p>
          </table:table-cell>
          <table:table-cell office:value-type="float" office:value="2077" calcext:value-type="float">
            <text:p>2077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299.93754" calcext:value-type="float">
            <text:p>26299,93754</text:p>
          </table:table-cell>
          <table:table-cell office:value-type="float" office:value="2068" calcext:value-type="float">
            <text:p>2068</text:p>
          </table:table-cell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399.95208" calcext:value-type="float">
            <text:p>26399,95208</text:p>
          </table:table-cell>
          <table:table-cell office:value-type="float" office:value="2072" calcext:value-type="float">
            <text:p>2072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499.93888" calcext:value-type="float">
            <text:p>26499,93888</text:p>
          </table:table-cell>
          <table:table-cell office:value-type="float" office:value="2050" calcext:value-type="float">
            <text:p>2050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599.9591" calcext:value-type="float">
            <text:p>26599,9591</text:p>
          </table:table-cell>
          <table:table-cell office:value-type="float" office:value="2072" calcext:value-type="float">
            <text:p>2072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699.9456" calcext:value-type="float">
            <text:p>26699,9456</text:p>
          </table:table-cell>
          <table:table-cell office:value-type="float" office:value="2080" calcext:value-type="float">
            <text:p>208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799.97246" calcext:value-type="float">
            <text:p>26799,97246</text:p>
          </table:table-cell>
          <table:table-cell office:value-type="float" office:value="2079" calcext:value-type="float">
            <text:p>2079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1:55.952471663</dc:date>
    <meta:editing-duration>PT3M58S</meta:editing-duration>
    <meta:editing-cycles>1</meta:editing-cycles>
    <meta:document-statistic meta:table-count="1" meta:cell-count="1084" meta:object-count="0"/>
    <meta:generator>LibreOffice/5.1.6.2$Linux_X86_64 LibreOffice_project/10m0$Build-2</meta:generator>
  </office:meta>
</office:document-meta>
</file>